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나눔고딕1" svg:font-family="나눔고딕"/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2" svg:font-family="나눔고딕" style:font-family-generic="system" style:font-pitch="variable"/>
  </office:font-face-decls>
  <office:automatic-styles>
    <style:style style:name="P1" style:family="paragraph" style:parent-style-name="Standard">
      <style:text-properties officeooo:rsid="00064fc8" officeooo:paragraph-rsid="00064fc8"/>
    </style:style>
    <style:style style:name="P2" style:family="paragraph" style:parent-style-name="Standard">
      <style:paragraph-properties fo:text-align="end" style:justify-single-word="false"/>
      <style:text-properties officeooo:rsid="00064fc8" officeooo:paragraph-rsid="00064fc8"/>
    </style:style>
    <style:style style:name="P3" style:family="paragraph" style:parent-style-name="Standard">
      <style:paragraph-properties fo:text-align="start" style:justify-single-word="false"/>
      <style:text-properties officeooo:rsid="00064fc8" officeooo:paragraph-rsid="00064fc8"/>
    </style:style>
    <style:style style:name="P4" style:family="paragraph" style:parent-style-name="Standard">
      <style:paragraph-properties fo:text-align="start" style:justify-single-word="false"/>
      <style:text-properties officeooo:rsid="00064fc8" officeooo:paragraph-rsid="0009b8a3"/>
    </style:style>
    <style:style style:name="P5" style:family="paragraph" style:parent-style-name="Standard">
      <style:paragraph-properties fo:text-align="start" style:justify-single-word="false"/>
      <style:text-properties officeooo:paragraph-rsid="00098c68"/>
    </style:style>
    <style:style style:name="P6" style:family="paragraph" style:parent-style-name="Standard">
      <style:paragraph-properties fo:text-align="start" style:justify-single-word="false"/>
      <style:text-properties officeooo:paragraph-rsid="0009b8a3"/>
    </style:style>
    <style:style style:name="P7" style:family="paragraph" style:parent-style-name="Standard">
      <style:paragraph-properties fo:text-align="start" style:justify-single-word="false"/>
      <style:text-properties officeooo:rsid="0008290e" officeooo:paragraph-rsid="0008290e"/>
    </style:style>
    <style:style style:name="P8" style:family="paragraph" style:parent-style-name="Standard">
      <style:paragraph-properties fo:text-align="start" style:justify-single-word="false"/>
      <style:text-properties officeooo:rsid="0008290e" officeooo:paragraph-rsid="0008cc0f"/>
    </style:style>
    <style:style style:name="P9" style:family="paragraph" style:parent-style-name="Standard">
      <style:paragraph-properties fo:text-align="start" style:justify-single-word="false"/>
      <style:text-properties officeooo:rsid="0008290e" officeooo:paragraph-rsid="00098c68"/>
    </style:style>
    <style:style style:name="P10" style:family="paragraph" style:parent-style-name="Standard">
      <style:paragraph-properties fo:text-align="start" style:justify-single-word="false"/>
      <style:text-properties officeooo:rsid="0008cc0f" officeooo:paragraph-rsid="0008cc0f"/>
    </style:style>
    <style:style style:name="P11" style:family="paragraph" style:parent-style-name="Standard">
      <style:paragraph-properties fo:text-align="start" style:justify-single-word="false"/>
      <style:text-properties officeooo:rsid="00098c68" officeooo:paragraph-rsid="00098c68"/>
    </style:style>
    <style:style style:name="P12" style:family="paragraph" style:parent-style-name="Standard">
      <style:paragraph-properties fo:text-align="start" style:justify-single-word="false"/>
      <style:text-properties officeooo:rsid="0009b8a3" officeooo:paragraph-rsid="0009b8a3"/>
    </style:style>
    <style:style style:name="P13" style:family="paragraph" style:parent-style-name="Standard">
      <style:paragraph-properties fo:text-align="start" style:justify-single-word="false"/>
      <style:text-properties officeooo:rsid="000a73cb" officeooo:paragraph-rsid="000a73cb"/>
    </style:style>
    <style:style style:name="P14" style:family="paragraph" style:parent-style-name="Standard">
      <style:paragraph-properties fo:text-align="start" style:justify-single-word="false"/>
      <style:text-properties officeooo:rsid="000a73cb" officeooo:paragraph-rsid="000b1f2e"/>
    </style:style>
    <style:style style:name="P15" style:family="paragraph" style:parent-style-name="Standard">
      <style:paragraph-properties fo:text-align="start" style:justify-single-word="false"/>
      <style:text-properties officeooo:rsid="000b1f2e" officeooo:paragraph-rsid="000b1f2e"/>
    </style:style>
    <style:style style:name="P16" style:family="paragraph" style:parent-style-name="Standard">
      <style:paragraph-properties fo:text-align="start" style:justify-single-word="false"/>
      <style:text-properties officeooo:rsid="000c4071" officeooo:paragraph-rsid="000c4071"/>
    </style:style>
    <style:style style:name="T1" style:family="text">
      <style:text-properties officeooo:rsid="00064fc8"/>
    </style:style>
    <style:style style:name="T2" style:family="text">
      <style:text-properties style:font-name="나눔고딕1"/>
    </style:style>
    <style:style style:name="T3" style:family="text">
      <style:text-properties style:font-name="나눔고딕1" officeooo:rsid="0008cc0f"/>
    </style:style>
    <style:style style:name="T4" style:family="text">
      <style:text-properties style:font-name="나눔고딕1" officeooo:rsid="00098c68"/>
    </style:style>
    <style:style style:name="T5" style:family="text">
      <style:text-properties style:font-name="나눔고딕1" style:font-name-asian="나눔고딕1" style:font-name-complex="나눔고딕1"/>
    </style:style>
    <style:style style:name="T6" style:family="text">
      <style:text-properties style:font-name="나눔고딕1" officeooo:rsid="00098c68" style:font-name-asian="나눔고딕1" style:font-name-complex="나눔고딕1"/>
    </style:style>
    <style:style style:name="T7" style:family="text">
      <style:text-properties style:font-name="나눔고딕1" officeooo:rsid="0009b8a3" style:font-name-asian="나눔고딕1" style:font-name-complex="나눔고딕1"/>
    </style:style>
    <style:style style:name="T8" style:family="text">
      <style:text-properties style:font-name="나눔고딕1" officeooo:rsid="000b1f2e" style:font-name-asian="나눔고딕1" style:font-name-complex="나눔고딕1"/>
    </style:style>
    <style:style style:name="T9" style:family="text">
      <style:text-properties style:font-name="나눔고딕1" officeooo:rsid="000c4071" style:font-name-asian="나눔고딕1" style:font-name-complex="나눔고딕1"/>
    </style:style>
    <style:style style:name="T10" style:family="text">
      <style:text-properties style:font-name="나눔고딕1" officeooo:rsid="000d51db" style:font-name-asian="나눔고딕1" style:font-name-complex="나눔고딕1"/>
    </style:style>
    <style:style style:name="T11" style:family="text">
      <style:text-properties officeooo:rsid="0008cc0f"/>
    </style:style>
    <style:style style:name="T12" style:family="text">
      <style:text-properties officeooo:rsid="00098c68"/>
    </style:style>
    <style:style style:name="T13" style:family="text">
      <style:text-properties officeooo:rsid="0009b8a3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Structure Assignment #1</text:p>
      <text:p text:style-name="P2">2012-11114</text:p>
      <text:p text:style-name="P2">Tae Hwoi Oum</text:p>
      <text:p text:style-name="P2"/>
      <text:p text:style-name="P3">3.4</text:p>
      <text:p text:style-name="P3">(a) </text:p>
      <text:p text:style-name="P3">T(n) = 3 * 2^n</text:p>
      <text:p text:style-name="P3">For input size of k, t = 3 * 2^k.</text:p>
      <text:p text:style-name="P3">If a machine is 64 times faster, </text:p>
      <text:p text:style-name="P3">t / 64 = 3 * 2^k</text:p>
      <text:p text:style-name="P3">t <text:s text:c="2"/>= 64 * (3 * 2^k)</text:p>
      <text:p text:style-name="P3"><text:s text:c="5"/>= 3 * 2 ^ (k + 6)</text:p>
      <text:p text:style-name="P3"/>
      <text:p text:style-name="P3">The new machine can process k+6 input at t seconds, when old machine takes t seconds for k.</text:p>
      <text:p text:style-name="P3">If we generalize it, it can process k + <draw:frame draw:style-name="fr1" draw:name="개체1" text:anchor-type="as-char" svg:y="-0.39cm" svg:width="2.78cm" svg:height="0.5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>(b)</text:p>
      <text:p text:style-name="P3">T(n) = <draw:frame draw:style-name="fr1" draw:name="개체2" text:anchor-type="as-char" svg:y="-0.445cm" svg:width="0.609cm" svg:height="0.543cm" draw:z-index="1"><draw:object xlink:href="./Object 2" xlink:type="simple" xlink:show="embed" xlink:actuate="onLoad"/><draw:image xlink:href="./ObjectReplacements/Object 2" xlink:type="simple" xlink:show="embed" xlink:actuate="onLoad"/><svg:desc>공식</svg:desc></draw:frame></text:p>
      <text:p text:style-name="P3">For input size of k, t = k^2.</text:p>
      <text:p text:style-name="P3">If a machine is 64 times faster, </text:p>
      <text:p text:style-name="P3">t / 64 = k^2</text:p>
      <text:p text:style-name="P3">t <text:s text:c="2"/>= 64 * (k^2)</text:p>
      <text:p text:style-name="P3"><text:s text:c="5"/>= (8*k)^2</text:p>
      <text:p text:style-name="P3"/>
      <text:p text:style-name="P3">8 times more input.</text:p>
      <text:p text:style-name="P3"/>
      <text:p text:style-name="P3">(c)</text:p>
      <text:p text:style-name="P3">T(n) = 8n</text:p>
      <text:p text:style-name="P3">For input size of k, t = 8k.</text:p>
      <text:p text:style-name="P3">If a machine is 64 times faster, </text:p>
      <text:p text:style-name="P3">t / 64 = 8k</text:p>
      <text:p text:style-name="P3">t <text:s text:c="2"/>= 64 * 8 *k</text:p>
      <text:p text:style-name="P3"><text:s text:c="5"/>= (8* (64 * k))</text:p>
      <text:p text:style-name="P3"/>
      <text:p text:style-name="P3">64 times more input.</text:p>
      <text:p text:style-name="P3"/>
      <text:p text:style-name="P3">3. 8</text:p>
      <text:p text:style-name="P3">(a)</text:p>
      <text:p text:style-name="P7">T(n) = c1*n;</text:p>
      <text:p text:style-name="P7"><text:span text:style-name="T2"><text:s/>Ο(n) → c = c1, n0 = 1; <text:s/>Ω(n) → c = c1, n0 = 1</text:span></text:p>
      <text:p text:style-name="P3"/>
      <text:p text:style-name="P7">(b)</text:p>
      <text:p text:style-name="P7">T(n) = c2 * n ^ 3 + c3;</text:p>
      <text:p text:style-name="P7">O(n^3) → c = c2 <text:span text:style-name="T11">+ c3</text:span>, n0 = <text:span text:style-name="T11">1</text:span>; <text:span text:style-name="T2">Ω(n^3) → c = c2, n0 = </text:span><text:span text:style-name="T3">1</text:span></text:p>
      <text:p text:style-name="P7"/>
      <text:p text:style-name="P7">(c) (used capital N for readability)</text:p>
      <text:p text:style-name="P7">T(N) = c4 * NlogN + c5 * N</text:p>
      <text:p text:style-name="P8">O(NlogN) → c = c4<text:span text:style-name="T11">+c5 </text:span>; n0 = <text:span text:style-name="T11">1 ; <text:s/></text:span><text:span text:style-name="T2">Ω(</text:span><text:span text:style-name="T3">NlogN) → c = c4, n0 = 1</text:span></text:p>
      <text:p text:style-name="P8"/>
      <text:p text:style-name="P8"/>
      <text:p text:style-name="P10"><text:soft-page-break/><text:span text:style-name="T2">(d)</text:span></text:p>
      <text:p text:style-name="P9"><text:span text:style-name="T2">O(</text:span><text:span text:style-name="T4">2^N</text:span><text:span text:style-name="T2">);</text:span></text:p>
      <text:p text:style-name="P9"><text:span text:style-name="T2"/></text:p>
      <text:p text:style-name="P11"><text:span text:style-name="T2"><text:tab/>c6 * 2^n + c7* n^6 &lt;= (c6+c7) * 2^n </text:span></text:p>
      <text:p text:style-name="P11"><text:tab/>c0 = c6 +c7</text:p>
      <text:p text:style-name="P11"><text:span text:style-name="T2"><text:tab/></text:span></text:p>
      <text:p text:style-name="P11"><text:span text:style-name="T2"><text:tab/>/* 2^n &gt; n^6 ?</text:span></text:p>
      <text:p text:style-name="P11"><text:span text:style-name="T2"><text:s text:c="5"/><text:tab/>Nlog2 &gt; 6logN?</text:span></text:p>
      <text:p text:style-name="P11"><text:span text:style-name="T2"><text:s text:c="5"/><text:tab/>N/ logN &gt; 6/log2?</text:span></text:p>
      <text:p text:style-name="P11"><text:span text:style-name="T2"><text:s text:c="4"/><text:tab/>For n &gt; n0 = 26 (approximately) */</text:span></text:p>
      <text:p text:style-name="P7"/>
      <text:p text:style-name="P9"><text:span text:style-name="T2">Ω(</text:span><text:span text:style-name="T4">2^N</text:span><text:span text:style-name="T3">);</text:span></text:p>
      <text:p text:style-name="P9"><text:span text:style-name="T3"/></text:p>
      <text:p text:style-name="P11"><text:tab/>c6 * 2^n &lt;= <text:span text:style-name="T2">c6 * 2^n + c7* n^6</text:span></text:p>
      <text:p text:style-name="P11"><text:tab/>c0 = c6, n0 = 1;</text:p>
      <text:p text:style-name="P7"/>
      <text:p text:style-name="P3">3. 11</text:p>
      <text:p text:style-name="P5"><text:span text:style-name="T12">(a) </text:span>f(n) = Θ(g(n)).</text:p>
      <text:p text:style-name="P5"><text:s text:c="5"/><text:span text:style-name="T12">lim (f(n) / g(n) ) = </text:span><text:span text:style-name="T7">2</text:span></text:p>
      <text:p text:style-name="P6"><text:span text:style-name="T7">(b) </text:span>f(n) is in Ω(g(n))</text:p>
      <text:p text:style-name="P6"><text:span text:style-name="T7"><text:s text:c="5"/>(</text:span><text:span text:style-name="T6">f(n) / g(n) ) </text:span><text:span text:style-name="T7">tend to infinity.</text:span></text:p>
      <text:p text:style-name="P12"><text:span text:style-name="T5">(c) f(n) = Θ(g(n)).</text:span></text:p>
      <text:p text:style-name="P12"><text:span text:style-name="T6"><text:tab/></text:span><text:span text:style-name="T5">l</text:span><text:span text:style-name="T6">im (f(n) / g(n) ) = </text:span><text:span text:style-name="T5">2</text:span></text:p>
      <text:p text:style-name="P6"><text:span text:style-name="T7">(d) <text:s/>f(n) is in Ω(g(n))</text:span></text:p>
      <text:p text:style-name="P4"><text:tab/><text:span text:style-name="T7">(</text:span><text:span text:style-name="T6">f(n) / g(n) ) </text:span><text:span text:style-name="T7">tend to infinity.</text:span></text:p>
      <text:p text:style-name="P12"><text:span text:style-name="T5">(e) f(n) is in Ω(g(n))</text:span></text:p>
      <text:p text:style-name="P12"><text:span text:style-name="T5"><text:tab/>(</text:span><text:span text:style-name="T6">f(n) / g(n) ) </text:span><text:span text:style-name="T5">tend to infinity.</text:span></text:p>
      <text:p text:style-name="P12"><text:span text:style-name="T5">(f) f(n) is in <text:s/>O(g(n))</text:span></text:p>
      <text:p text:style-name="P12"><text:span text:style-name="T5"><text:tab/>(f(n) / g(n)) tend to zero.</text:span></text:p>
      <text:p text:style-name="P6"><text:span text:style-name="T7">(g) </text:span>f(n) = Θ(g(n))</text:p>
      <text:p text:style-name="P3"><text:tab/><text:span text:style-name="T13">lim(f(n) / g(n)) is some constant value.</text:span></text:p>
      <text:p text:style-name="P12">(h) f(n) is in <text:span text:style-name="T5"><text:s/>Ω(g(n))</text:span></text:p>
      <text:p text:style-name="P12"><text:span text:style-name="T5"><text:tab/>(</text:span><text:span text:style-name="T6">f(n) / g(n) ) </text:span><text:span text:style-name="T5">tend to infinity.</text:span></text:p>
      <text:p text:style-name="P12"><text:span text:style-name="T5">(i)f(n) is in <text:s/>Ω(g(n))</text:span></text:p>
      <text:p text:style-name="P12"><text:span text:style-name="T5"><text:tab/>(</text:span><text:span text:style-name="T6">f(n) / g(n) ) </text:span><text:span text:style-name="T5">tend to infinity.</text:span></text:p>
      <text:p text:style-name="P12"><text:span text:style-name="T5">(j) f(n) = Θ(g(n))</text:span></text:p>
      <text:p text:style-name="P12"><text:span text:style-name="T5"><text:tab/>lim(f(n) / g(n)) is some constant value.</text:span></text:p>
      <text:p text:style-name="P13"><text:span text:style-name="T5">(k) f(n) is in O(g(n))</text:span></text:p>
      <text:p text:style-name="P13"><text:span text:style-name="T5"><text:tab/>(f(n)/g(n)) tend to zero.</text:span></text:p>
      <text:p text:style-name="P13"/>
      <text:p text:style-name="P13"><text:span text:style-name="T5"/></text:p>
      <text:p text:style-name="P12"><text:span text:style-name="T1">3. 12</text:span></text:p>
      <text:p text:style-name="P13">(a) <text:span text:style-name="T7">Θ(</text:span><text:span text:style-name="T5">1</text:span><text:span text:style-name="T7">) ; </text:span><text:span text:style-name="T5">takes constant time</text:span></text:p>
      <text:p text:style-name="P13"><text:span text:style-name="T5"/></text:p>
      <text:p text:style-name="P14"><text:span text:style-name="T7">(</text:span><text:span text:style-name="T5">b) </text:span><text:span text:style-name="T7">Θ(</text:span><text:span text:style-name="T8">n</text:span><text:span text:style-name="T7">); </text:span><text:span text:style-name="T8">takes time proportional to N</text:span></text:p>
      <text:p text:style-name="P14"/>
      <text:p text:style-name="P15"><text:span text:style-name="T5">(c) </text:span><text:span text:style-name="T7">Θ(</text:span><text:span text:style-name="T5">n^2</text:span><text:span text:style-name="T7">); </text:span><text:span text:style-name="T5">calculates for n^2 times.</text:span></text:p>
      <text:p text:style-name="P15"/>
      <text:p text:style-name="P15"><text:span text:style-name="T5">(d) </text:span><text:span text:style-name="T7">Θ(</text:span><text:span text:style-name="T5">n^2</text:span><text:span text:style-name="T7">)</text:span></text:p>
      <text:p text:style-name="P15"/>
      <text:p text:style-name="P15"><text:span text:style-name="T7">(</text:span><text:span text:style-name="T5">e) </text:span><text:span text:style-name="T7">Θ(</text:span><text:span text:style-name="T5">N*logN</text:span><text:span text:style-name="T7">); </text:span><text:span text:style-name="T5">outer loop loops N times, while inner loop loop logN times (base is not <text:s text:c="33"/>important as it can be changed to constant value)</text:span></text:p>
      <text:p text:style-name="P15"><text:soft-page-break/><text:span text:style-name="T5">(f) </text:span><text:span text:style-name="T7">Θ(</text:span><text:span text:style-name="T5">N * logN</text:span><text:span text:style-name="T7">); </text:span><text:span text:style-name="T5">inner loop: N, outer loop: logN</text:span></text:p>
      <text:p text:style-name="P15"/>
      <text:p text:style-name="P15"><text:span text:style-name="T5">(g) </text:span><text:span text:style-name="T7">Θ(</text:span><text:span text:style-name="T5">N^2 * logN</text:span><text:span text:style-name="T7">); </text:span><text:span text:style-name="T5">inner loop : N, outer loop: N * NlogN + N * N</text:span></text:p>
      <text:p text:style-name="P15"><text:tab/>NlogN grows faster than N, so N * NlogN</text:p>
      <text:p text:style-name="P15">(h) <text:span text:style-name="T7">Θ(</text:span><text:span text:style-name="T5">N^2</text:span><text:span text:style-name="T7">) ; </text:span><text:span text:style-name="T5">on avarage, it takes N/2 times of looping before A[j] == I.</text:span></text:p>
      <text:p text:style-name="P15"><text:span text:style-name="T5"><text:tab/>Thus, it takes N * N/2 to execute the whole loop on avarage.</text:span></text:p>
      <text:p text:style-name="P15"><text:span text:style-name="T5">(I) There is no <text:s/></text:span><text:span text:style-name="T10">big </text:span><text:span text:style-name="T5">Theta notation for this case;</text:span></text:p>
      <text:p text:style-name="P15"><text:span text:style-name="T5"><text:tab/>Depending on the input, it's O(n) and <text:s/></text:span><text:span text:style-name="T7">Ω</text:span><text:span text:style-name="T5">(1).</text:span></text:p>
      <text:p text:style-name="P15"><text:span text:style-name="T5"><text:tab/></text:span><text:span text:style-name="T9">For all input, it takes either 1 or N &lt;= N</text:span></text:p>
      <text:p text:style-name="P16"><text:span text:style-name="T5">and for all input, it takes either 1 or N &gt;=1</text:span></text:p>
      <text:p text:style-name="P16"><text:span text:style-name="T5"/></text:p>
      <text:p text:style-name="P15"><text:span text:style-name="T5"/></text:p>
      <text:p text:style-name="P15"><text:span text:style-name="T5"/></text:p>
      <text:p text:style-name="P3"/>
      <text:p text:style-name="P3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나눔고딕1" svg:font-family="나눔고딕"/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2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2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2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20:09:19.468400188</meta:creation-date>
    <dc:date>2015-09-23T21:47:27.527375221</dc:date>
    <meta:editing-duration>PT1H19M48S</meta:editing-duration>
    <meta:editing-cycles>5</meta:editing-cycles>
    <meta:generator>LibreOffice/4.2.8.2$Linux_X86_64 LibreOffice_project/420m0$Build-2</meta:generator>
    <meta:document-statistic meta:table-count="0" meta:image-count="0" meta:object-count="2" meta:page-count="3" meta:paragraph-count="90" meta:word-count="567" meta:character-count="2423" meta:non-whitespace-character-count="1827"/>
  </office:meta>
</office:document-meta>
</file>

<file path=Object 1/content.xml><?xml version="1.0" encoding="utf-8"?>
<math xmlns="http://www.w3.org/1998/Math/MathML" display="block">
  <semantics>
    <mrow>
      <mi>log</mi>
      <mrow>
        <mrow>
          <mo fence="true" stretchy="false">(</mo>
          <mrow>
            <mi>k</mi>
          </mrow>
          <mo fence="true" stretchy="false">)</mo>
        </mrow>
        <mo stretchy="false">/</mo>
        <mi>log</mi>
      </mrow>
      <mrow>
        <mo fence="true" stretchy="false">(</mo>
        <mrow>
          <mn>2</mn>
        </mrow>
        <mo fence="true" stretchy="false">)</mo>
      </mrow>
    </mrow>
    <annotation encoding="StarMath 5.0">log(k)/log( 2 )
 </annotation>
  </semantics>
</math>
</file>

<file path=Object 2/content.xml><?xml version="1.0" encoding="utf-8"?>
<math xmlns="http://www.w3.org/1998/Math/MathML" display="block">
  <semantics>
    <msup>
      <mi>n</mi>
      <mn>2</mn>
    </msup>
    <annotation encoding="StarMath 5.0">n^{2}
</annotation>
  </semantics>
</math>
</file>